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#Αίτηση για χορήγηση πιστοποιητικού μεταγραφής συμβολαίου και πιστοποιητικού μη μεταβολής

**_Προς:_**
Υποθηκοφυλακείο Θάσου

Από
Ιωαννης Σπυριδης
Αγ. Λαυρας 9
Τηλέφωνο: 6995423244
E-mail: ISPYRIDIS@GMAIL.COM

Αίτηση

Με την παρούσα αίτηση, ζητώ τη χορήγηση των ακόλουθων πιστοποιητικών:

*Πιστοποιητικού μεταγραφής του συμβολαίου με αριθμό 12345 που συνήφθη την 12/12/2024 μεταξύ των  και καταχωρήθηκε στο Υποθηκοφυλακείο Θάσου με αριθμό .
*Πιστοποιητικού μη μεταβολής του παραπάνω συμβολαίου.
Τα ανωτέρω πιστοποιητικά απαιτούνται για την .

Σας ευχαριστώ εκ των προτέρων για την άμεση ανταπόκρισή σας.

Με εκτίμηση,

Ιωαννης Σπυριδης

Υπογραφή

Ημερομηνία: 

Σημεία προσοχής:

Είναι σημαντικό να αναφέρετε τον ακριβή αριθμό του συμβολαίου και την ημερομηνία σύναψής του.
Είναι επίσης σημαντικό να αναφέρετε τον ακριβή λόγο για τον οποίο απαιτούνται τα πιστοποιητικά.
Η αίτηση πρέπει να υπογραφεί από τον αιτούντα.
Παρακαλώ σημειώστε ότι η παρούσα αίτηση είναι μόνο ένα πρότυπο και μπορεί να χρειαστεί να προσαρμόσετε ορισμένες πληροφορίες ανάλογα με την περίπτωσή σας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